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93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8.13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92.67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32.95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24.34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ed1c24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mm"/>
      <style:text-properties fo:color="#ed1c24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d1c24" style:text-align-source="fix" style:repeat-content="false" fo:wrap-option="wrap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f200"/>
    </style:style>
    <style:style style:name="ce54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0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1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ed1c24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ed1c24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7" style:family="table-cell" style:parent-style-name="Default">
      <style:table-cell-properties fo:border-bottom="none" fo:background-color="#72bf44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fo:border-bottom="0.06pt solid #000000" fo:background-color="#fff2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ed1c24" style:text-align-source="fix" style:repeat-content="false" fo:wrap-option="wrap" fo:border-left="none" fo:border-right="none" fo:border-top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faa61a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faa61a" fo:font-weight="bold" style:font-weight-asian="bold" style:font-weight-complex="bold"/>
    </style:style>
    <style:style style:name="ce6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xml-dipl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5" office:value-type="string" calcext:value-type="string">
            <text:p>FICHIER VALIDE</text:p>
          </table:table-cell>
          <table:table-cell table:style-name="ce11" office:value-type="string" calcext:value-type="string">
            <text:p>MÉTADONNÉES COMPLÈTES</text:p>
          </table:table-cell>
          <table:table-cell table:style-name="ce1"/>
          <table:table-cell table:style-name="ce19" table:number-columns-repeated="1020"/>
        </table:table-row>
        <table:table-row table:style-name="ro2">
          <table:table-cell table:style-name="ce2" office:value-type="string" calcext:value-type="string">
            <text:p>aguesseau_remarques-discours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lletz_avertissement-lecons-de-thalie_175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clairon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onyme_lettre-professeur-theologi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anselme_sermons-avent_177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illet_mr-de-moliere_172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lzac-jean-louis-guez-de_responce-a-deux-questions_164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ayle_chocquet-louis_17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erthier_compte-rendu-ramire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din_censure_15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ileau-losme_lettres-sur-comedie_170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one_theatre_184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oyer_preface-judith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buzonniere_essai-comedie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ampigneulles_reponse-sur-les-spectacles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lucet_ordonnances-synodalles_170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ppuzeau_theatre-francois_16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1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rpentier_causes-decadence-02_175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audon_homme-du-monde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nier_liberte-du-thea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hevassu_danses-comedies-mascarad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maximes_175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lement_sermon-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ollet_comedi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carnaval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roiset_spectacles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donat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a-eucratiu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epitre-contre-les-basteleurs_15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cyprien-de-carthage_traite-spectacles_164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aniel-de-paris_conference-comedie_174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1_177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esprez-de-boissy_lettres-t-2_178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rouas_instructions_178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du-coudray_lettre-au-public_1777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agan_nouvelles-observations_176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feller_reflexions_182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con_satire-a-bossuet_169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arnier_education-civile_176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ery_sermons-pour-careme_178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goire-pierre_spectaculis_158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esset_lettre-sur-comedie_1759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grands-capital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ros-de-besplas_observations-reforme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guillore_entretien-comedie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che_criticomanie-01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8" table:number-columns-repeated="1021"/>
        </table:table-row>
        <table:table-row table:style-name="ro2">
          <table:table-cell table:style-name="ce2" office:value-type="string" calcext:value-type="string">
            <text:p>hache_criticomanie-02_181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arel_vraie-philosophie_1783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eliodore-de-paris_discours-des-comedies_168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houdry_sermon-spectacles_170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irailh_spectacles_1761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joly_lettres-historiques-et-critiques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feuille_theologie-du-cœur_172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0_1768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1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2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3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4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5_1773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6_177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7_1775.xml </text:p>
          </table:table-cell>
          <table:table-cell table:style-name="ce7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8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19_1776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20_17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5_176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6_176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7_17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8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-tour_reflexions-t9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my_comedies-et-tragedi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anguet-de-gergy_sentimens_173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franc-de-pompignan_lettre-racine_1773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-loyer_discours-spectres_15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leboeuf_paradoxes-contemptibles-rousseau_1760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hy_comedie-contraire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rchant_image-vray-chrestien_1638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assillon_petit-nombre-des-elus_170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eusy_spectacles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illin-de-grandmaison_liberte-du-theatre_179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montargon_spectacles_1757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icolas-de-dijon_pharaon-reprouve_168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1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nougaret_art-du-theatre-t02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avillon_refus-absolution_1670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oree_theatrum_1735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string" calcext:value-type="string">
            <text:p>@resp="translator"</text:p>
          </table:table-cell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pure_idee-des-spectacles_166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belleau_dissertation_176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acine-louis_traite-poesie-dramatique_1752.xml 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estif-de-la-bretonne_mimographe_1770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ichard-et-giraud_spectacles_1772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comedie_1695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chechouart_mandement-tragedies_169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jean-jacques_imitation-theatrale_176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rousseau-thomas_lettre-spectacles_1781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ble_maxime-081_167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avaron_traitte-masques_1608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chynckele_dissertation_1744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selis_lettre_178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hiers-jean-baptiste_comedie-defendue_1686.xml 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trebuchet_lettre_1759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ernon_apologie_1762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style-name="ce2" office:value-type="string" calcext:value-type="string">
            <text:p>villaret_considerations_1754.xml </text:p>
          </table:table-cell>
          <table:table-cell table:style-name="ce6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18"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4"/>
          <table:table-cell table:style-name="ce9" office:value-type="string" calcext:value-type="string">
            <text:p>FICHIERS VALIDES</text:p>
          </table:table-cell>
          <table:table-cell table:style-name="ce16" office:value-type="string" calcext:value-type="string">
            <text:p>FICHIERS INVALIDES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valides</text:p>
          </table:table-cell>
          <table:table-cell table:style-name="ce10" table:formula="of:=SUM([.B2:.B104])" office:value-type="float" office:value="95" calcext:value-type="float">
            <text:p>95</text:p>
          </table:table-cell>
          <table:table-cell table:style-name="ce15" table:formula="of:=SUM([.B110]-[.B108])" office:value-type="float" office:value="8" calcext:value-type="float">
            <text:p>8</text:p>
          </table:table-cell>
          <table:table-cell table:style-name="ce4"/>
          <table:table-cell table:number-columns-repeated="1020"/>
        </table:table-row>
        <table:table-row table:style-name="ro2">
          <table:table-cell table:style-name="ce4" office:value-type="string" calcext:value-type="string">
            <text:p>Nombre de fichiers avec métadonnées correctes</text:p>
          </table:table-cell>
          <table:table-cell table:style-name="ce10" table:formula="of:=SUM([.C2:.C105])" office:value-type="float" office:value="51" calcext:value-type="float">
            <text:p>51</text:p>
          </table:table-cell>
          <table:table-cell table:style-name="ce15" table:formula="of:=SUM([.B110]-[.B109])" office:value-type="float" office:value="52" calcext:value-type="float">
            <text:p>52</text:p>
          </table:table-cell>
          <table:table-cell table:style-name="ce4"/>
          <table:table-cell table:number-columns-repeated="1020"/>
        </table:table-row>
        <table:table-row table:style-name="ro3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103" calcext:value-type="float">
            <text:p>103</text:p>
          </table:table-cell>
          <table:table-cell table:style-name="Default"/>
          <table:table-cell table:number-columns-repeated="1021"/>
        </table:table-row>
        <table:table-row table:style-name="ro4">
          <table:table-cell table:number-columns-repeated="2"/>
          <table:table-cell table:style-name="ce3" office:value-type="string" calcext:value-type="string">
            <text:p>Le problème vient de : </text:p>
            <text:p>- et/ou title (contenu non conforme)</text:p>
            <text:p><text:span text:style-name="T1">- et/ou author (manque la @ref)</text:span></text:p>
            <text:p>- et/ou bibl (contenu non conforme)</text:p>
            <text:p>- et/ou langage (xml:lang="fre")</text:p>
            <text:p>- et/ou ind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7"/>
          <table:table-cell table:number-columns-repeated="1021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xml" table:style-name="ta1">
        <office:forms form:automatic-focus="false" form:apply-design-mode="false"/>
        <table:table-column table:style-name="co6" table:default-cell-style-name="Default"/>
        <table:table-column table:style-name="co5" table:default-cell-style-name="ce22"/>
        <table:table-column table:style-name="co7" table:default-cell-style-name="ce22"/>
        <table:table-column table:style-name="co5" table:default-cell-style-name="Default"/>
        <table:table-column table:style-name="co5" table:default-cell-style-name="ce22"/>
        <table:table-column table:style-name="co5" table:number-columns-repeated="1019" table:default-cell-style-name="Default"/>
        <table:table-row table:style-name="ro1">
          <table:table-cell table:style-name="ce19"/>
          <table:table-cell table:style-name="ce5" office:value-type="string" calcext:value-type="string">
            <text:p>FICHIER VALIDE</text:p>
          </table:table-cell>
          <table:table-cell table:style-name="ce5" office:value-type="string" calcext:value-type="string">
            <text:p>MÉTADONNÉES COMPLÈTES</text:p>
          </table:table-cell>
          <table:table-cell table:style-name="ce65" office:value-type="string" calcext:value-type="string">
            <text:p>&lt;QUOTE&gt;</text:p>
          </table:table-cell>
          <table:table-cell table:style-name="ce88"/>
          <table:table-cell table:style-name="ce23" table:number-columns-repeated="1019"/>
        </table:table-row>
        <table:table-row table:style-name="ro2">
          <table:table-cell table:style-name="ce18" office:value-type="string" calcext:value-type="string">
            <text:p>adibert_avis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lembe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_instructions-divers-sujets_1710_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affaire-parlement-paris_154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caracteres-ecriture-sainte_169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compte-rendu-angl-conversation_176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honneur-theatre_1620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instruction-chretienne-education_168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comedie-imposteur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ecclesiastique_167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lettr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nouveaux-essais-morale_169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recit-comedie_160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nonyme_reponse-observations-festin_166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ubignac_dissertation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auzou_discours-plaisirs-populaires_183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ardou_epi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astide_lettre-rousseau_175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aulieu_premiere-atteinte_160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llegarde_lettres-curieuses_170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enoist_petit-fragment-catechistic_157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51" office:value-type="string" calcext:value-type="string">
            <text:p>bibliographie_querelle-france_2019.xml </text:p>
          </table:table-cell>
          <table:table-cell table:number-columns-repeated="3" table:style-name="ce70" office:value-type="float" office:value="1" calcext:value-type="float">
            <text:p>1</text:p>
          </table:table-cell>
          <table:table-cell table:style-name="ce20" office:value-type="string" calcext:value-type="string">
            <text:p>bibliographie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ieldieu_influence-theatre_1804-convert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ll_histoire-pittoresque-des-passions_18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nnefons_science-chrestien_164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rromee_traite-contre-danses_166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ssuet_maximes-reflexions-comedi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daloue_sermons_1768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ee_sermon-contre-comedie_1705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sault_lettre-archeveque-paris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oursault_lettre-marquise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bretteville_essais-sermons_169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ffaro_lettre-theologien-illustre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mel_influence-theatres_182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amus_lecons-exemplaires_163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ellot_panegyrici_1631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ernay_pedagogue-familles-chrestiennes_1662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hatel_discours-sur-spectacles_1833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nti_traite-de-la-comedie_1667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rdier_famille-sainte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54" office:value-type="string" calcext:value-type="string">
            <text:p>courbeville-collier_critique-theatre-anglois_1715-convert.xml 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20" office:value-type="string" calcext:value-type="string">
            <text:p>en cours</text:p>
          </table:table-cell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ustel_sentimens-des-peres_1694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coyer_voyage-en-italie_17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ncourt_lettre-a-freron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ncourt_lettre-rousseau_1759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daucour_reponse_1666.xml 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flechier_lettre-abbe-menard_178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flechier_mandemens_171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aule_conviction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erbais_lettr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oibaud-dubois_reponse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ousset_theologie-morale_184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guillot-gorju_apologie_163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enin_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enin_encore-des-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uerne_epitre_1761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hulot_instructions-sur-spectacles_182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jurieu_traite-devotion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barre_lettre-apologetiqu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feuille_theologie-du-cœur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font-de-saint-yenne_lettre-a-gresset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grange_refutatio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mare_traite-police_170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placette_reflexions-chretiennes_17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porte_prologue_16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1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2_176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3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-tour_reflexions-t4_1763_convert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louette_histoire-de-la-comedie_1697.xml 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met-fromageau_dictionnaire-cas-conscience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aval_laval-a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-gendre_memoires_18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brun_discours_173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jeune_missionnaire-oratoire_16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level_entretiens-honnete-homme_169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level_reponse-a-la-lettre-d-un-theolog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emarcant_conduite-du-vrai-chretien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louis-xiii_declaration_164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iana_de-spectaculis_159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iana_de-spectaculis_160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rmontel_apologie-du-theatre_175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asse_imposture-et-tromperie_157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esle_essai-sur-comedie_175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ezieres_critique-livre-contre-spectacles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inucius-trad-perrot_octavius_167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ontaigne_essais_158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murray_danger-des-spectacles_18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lettre102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traite-de-la-comedie_16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icole_traite-de-la-comedie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nogaret_sur-spectacles_180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ottonelli_della-christiana-moderatione-qualita_164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ottonelli_della-cristiana-nodi_164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ad_des_comedien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atrizi-trad-trigou_republique_158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gurier_decision-faite-en-sorbonne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gurier_refutation-des-sentiments-relaches_169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etit_apologie_17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pontas_dictionnaire-cas-conscience_1724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lettre-apologist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lettre-auteur-heresie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cine_preface_180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atye_influence-scene-sur-moeurs_183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ccoboni_reformation_176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vet_de-theatralibus_163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ivet_instruction-chretienne_163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chemont_observations_166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lland-du-plessis_remonstrances-au-roi_158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rousseau_lettre-a-d-alembert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aint-evremond_de-la-tragedie_1692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aint-pierre_projet-spectacles-utiles_172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cousse_lettre-cure_176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nancour_de_quelques_naives_coutumes_182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enault_monarque_166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oanen_sermons_1769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orel_connaissance-bons-livres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suffren_annee-chretienne_164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tertullien-trad-caubere_traite-spectacles_173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tilenus_traite_1600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aret_education-chretienne-enfants_1666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eron_discipline-eglises-reforme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illiers_entretien-tragedies_1675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incent_traite-des-theatres_1647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voisin_defense-traite_1671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ximenez_lettre-rousseau_17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yves_agent-dieu_1658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style-name="ce18" office:value-type="string" calcext:value-type="string">
            <text:p>yves_morales-chrestiennes_1643.xml 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20"/>
          <table:table-cell table:style-name="ce18" table:number-columns-repeated="1019"/>
        </table:table-row>
        <table:table-row table:style-name="ro2">
          <table:table-cell table:number-columns-repeated="3"/>
          <table:table-cell table:style-name="ce18"/>
          <table:table-cell table:number-columns-repeated="1020"/>
        </table:table-row>
        <table:table-row table:style-name="ro5">
          <table:table-cell table:style-name="ce52"/>
          <table:table-cell table:style-name="ce57" office:value-type="string" calcext:value-type="string">
            <text:p>FICHIER VALIDE</text:p>
          </table:table-cell>
          <table:table-cell table:style-name="ce60" office:value-type="string" calcext:value-type="string">
            <text:p>MÉTADONNÉES COMPLÈTES</text:p>
          </table:table-cell>
          <table:table-cell table:style-name="ce67" office:value-type="string" calcext:value-type="string">
            <text:p>&lt;QUOTE&gt;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58" table:formula="of:=SUM(128-[.B133])" office:value-type="float" office:value="3" calcext:value-type="float">
            <text:p>3</text:p>
          </table:table-cell>
          <table:table-cell table:style-name="ce62" table:formula="of:=SUM(128-[.C133])" office:value-type="float" office:value="85" calcext:value-type="float">
            <text:p>85</text:p>
          </table:table-cell>
          <table:table-cell table:style-name="ce68" table:formula="of:=SUM(128-[.D133])" office:value-type="float" office:value="85" calcext:value-type="float">
            <text:p>85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58" table:formula="of:=SUM([.B2:.B129])" office:value-type="float" office:value="125" calcext:value-type="float">
            <text:p>125</text:p>
          </table:table-cell>
          <table:table-cell table:style-name="ce62" table:formula="of:=SUM([.C2:.C129])" office:value-type="float" office:value="43" calcext:value-type="float">
            <text:p>43</text:p>
          </table:table-cell>
          <table:table-cell table:style-name="ce68" table:formula="of:=SUM([.D2:.D129])" office:value-type="float" office:value="43" calcext:value-type="float">
            <text:p>43</text:p>
          </table:table-cell>
          <table:table-cell table:number-columns-repeated="1020"/>
        </table:table-row>
        <table:table-row table:style-name="ro2">
          <table:table-cell table:style-name="ce53" office:value-type="string" calcext:value-type="string">
            <text:p>Nombre total de fichiers : </text:p>
          </table:table-cell>
          <table:table-cell table:style-name="ce59" office:value-type="float" office:value="128" calcext:value-type="float">
            <text:p>128</text:p>
          </table:table-cell>
          <table:table-cell table:style-name="ce64"/>
          <table:table-cell table:style-name="ce69"/>
          <table:table-cell table:number-columns-repeated="1020"/>
        </table:table-row>
        <table:table-row table:style-name="ro2">
          <table:table-cell table:style-name="ce61" office:value-type="string" calcext:value-type="string">
            <text:p>Avancée : </text:p>
          </table:table-cell>
          <table:table-cell table:style-name="ce78" table:formula="of:=SUM(([.B133]+[.C133]+[.D133])*100/(128*3))" office:value-type="float" office:value="54.9479166666667" calcext:value-type="float">
            <text:p>54,95</text:p>
          </table:table-cell>
          <table:table-cell table:style-name="ce4" office:value-type="string" calcext:value-type="string">
            <text:p>%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2" table:number-rows-repeated="10484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ig-done" table:style-name="ta1">
        <table:table-column table:style-name="co8" table:default-cell-style-name="Default"/>
        <table:table-column table:style-name="co9" table:default-cell-style-name="ce22"/>
        <table:table-column table:style-name="co10" table:default-cell-style-name="ce22"/>
        <table:table-column table:style-name="co5" table:number-columns-repeated="1021" table:default-cell-style-name="Default"/>
        <table:table-row table:style-name="ro1">
          <table:table-cell table:style-name="ce24"/>
          <table:table-cell table:style-name="ce26" office:value-type="string" calcext:value-type="string">
            <text:p>FICHIER VALIDE</text:p>
          </table:table-cell>
          <table:table-cell table:style-name="ce26" office:value-type="string" calcext:value-type="string">
            <text:p>MÉTADONNÉES COMPLÈTES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adibert_avis_168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_instructions-divers-sujets_1710_convert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caracteres-ecriture-sainte_169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nonyme_nouveaux-essais-morale_169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auzou_discours-plaisirs-populaires_183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astide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ellegarde_lettres-curieuses_17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ieldieu_influence-theatre_180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nnefons_science-chrestien_164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/>
          <table:table-cell table:number-columns-repeated="1020"/>
        </table:table-row>
        <table:table-row table:style-name="ro2">
          <table:table-cell office:value-type="string" calcext:value-type="string">
            <text:p>borromee_traite-contre-danses_166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daloue_sermons_176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ee_sermon-contre-comedi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rsault_lettre-marquis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tteville_essais-sermons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mus_lecons-exemplaire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lot_panegyrici_163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rnay_pedagogue-familles-chrestiennes_166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tel_discours-sur-spectacles_18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ier_famille-sainte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rbeville-collier_critique-theatre-anglois_171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stel_sentimens-des-peres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ncourt_lettre-a-freron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echier_lettre-abbe-menard_178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in_encore-des-comediens_182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erne_epitre_17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ulot_instructions-sur-spectacles_182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rieu_traite-devotion_167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font-de-saint-yenne_lettre-a-gresset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grange_refutation_169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louette_histoire-de-la-comedie_169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mare_traite-police_170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met-fromageau_dictionnaire-cas-conscience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placette_reflexions-chretiennes_170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1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2_176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3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-tour_reflexions-t4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aval_laval-a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jeune_missionnaire-oratoire_16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montel_apologie-du-theatre_175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sle_essai-sur-comedie_175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zieres_critique-livre-contre-spectacles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rray_danger-des-spectacles_18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ogaret_sur-spectacles_180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trizi-trad-trigou_republique_158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it_apologie_1765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ntas_dictionnaire-cas-conscience_1724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coboni_reformation_1767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vet_spectaculis-theatralibus_1632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land-du-plessis_remonstrances-au-roi_158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int-pierre_projet-spectacles-utiles_172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cousse_lettre-cure_176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nault_monarque_166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nen_sermons_1769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rel_connaissance-bons-livres_1671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ffren_annee-chretienne_1640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rtullien-trad-caubere_traite-spectacles_173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aret_education-chretienne-enfants_1666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ron_discipline-eglises-reforme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imenez_lettre-rousseau_17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agent-dieu_1658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ves_morales-chrestiennes_1643.xml 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 table:style-name="ce25"/>
          <table:table-cell table:style-name="ce9" office:value-type="string" calcext:value-type="string">
            <text:p>FICHIERS VALIDES</text:p>
          </table:table-cell>
          <table:table-cell table:style-name="ce29" office:value-type="string" calcext:value-type="string">
            <text:p>FICHIERS INVALIDES</text:p>
          </table:table-cell>
          <table:table-cell table:style-name="ce32" table:number-columns-repeated="1021"/>
        </table:table-row>
        <table:table-row table:style-name="ro2">
          <table:table-cell table:style-name="ce53" office:value-type="string" calcext:value-type="string">
            <text:p>TO DO </text:p>
          </table:table-cell>
          <table:table-cell table:style-name="ce75" table:formula="of:=SUM([.B69]-[.B68])" office:value-type="float" office:value="0" calcext:value-type="float">
            <text:p>0</text:p>
          </table:table-cell>
          <table:table-cell table:style-name="ce75" table:formula="of:=SUM([.B69]-[.C68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53" office:value-type="string" calcext:value-type="string">
            <text:p>DONE </text:p>
          </table:table-cell>
          <table:table-cell table:style-name="ce75" table:formula="of:=SUM([.B2:.B64])" office:value-type="float" office:value="63" calcext:value-type="float">
            <text:p>63</text:p>
          </table:table-cell>
          <table:table-cell table:style-name="ce75" table:formula="of:=SUM([.C2:.C64])" office:value-type="float" office:value="63" calcext:value-type="float">
            <text:p>6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fichiers : </text:p>
          </table:table-cell>
          <table:table-cell table:style-name="ce10" office:value-type="float" office:value="63" calcext:value-type="float">
            <text:p>63</text:p>
          </table:table-cell>
          <table:table-cell table:number-columns-repeated="102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2" loext:min-decimal-places="2" number:min-integer-digits="1" number:display-factor="1000"/>
      <number:text>%</number:text>
    </number:percentage-style>
    <number:number-style style:name="N108">
      <number:number number:decimal-places="2" loext:min-decimal-places="2" number:min-integer-digits="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6">00/00/0000</text:date>, <text:time style:data-style-name="N2" text:time-value="10:00:24.9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56:29.461000000</meta:creation-date>
    <meta:generator>LibreOffice/6.0.6.2$Windows_X86_64 LibreOffice_project/0c292870b25a325b5ed35f6b45599d2ea4458e77</meta:generator>
    <dc:date>2019-04-26T17:16:52.578000000</dc:date>
    <meta:editing-duration>PT10H47M57S</meta:editing-duration>
    <meta:editing-cycles>47</meta:editing-cycles>
    <meta:document-statistic meta:table-count="3" meta:cell-count="1057" meta:object-count="0"/>
  </office:meta>
</office:document-meta>
</file>